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85pt"/>
    </style:style>
    <style:style style:name="co2" style:family="table-column">
      <style:table-column-properties fo:break-before="auto" style:column-width="159.79pt"/>
    </style:style>
    <style:style style:name="co3" style:family="table-column">
      <style:table-column-properties fo:break-before="auto" style:column-width="148.39pt"/>
    </style:style>
    <style:style style:name="co4" style:family="table-column">
      <style:table-column-properties fo:break-before="auto" style:column-width="269.69pt"/>
    </style:style>
    <style:style style:name="co5" style:family="table-column">
      <style:table-column-properties fo:break-before="auto" style:column-width="71.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128.86pt"/>
    </style:style>
    <style:style style:name="ro1" style:family="table-row">
      <style:table-row-properties style:row-height="96.01pt" fo:break-before="auto" style:use-optimal-row-height="true"/>
    </style:style>
    <style:style style:name="ro2" style:family="table-row">
      <style:table-row-properties style:row-height="40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ro4" style:family="table-row">
      <style:table-row-properties style:row-height="15.99pt" fo:break-before="auto" style:use-optimal-row-height="true"/>
    </style:style>
    <style:style style:name="ro5" style:family="table-row">
      <style:table-row-properties style:row-height="28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normal" style:font-size-asian="10pt" style:font-style-asian="normal" style:font-weight-asian="normal" style:font-name-complex="Calibri (Body)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 (Body)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 (Body)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12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0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Page #</text:p>
          </table:table-cell>
          <table:table-cell table:style-name="ce1" office:value-type="string" calcext:value-type="string">
            <text:p>Overall Ranking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Sector</text:p>
          </table:table-cell>
          <table:table-cell table:style-name="ce5" office:value-type="string" calcext:value-type="string">
            <text:p>Link to Writeup, References, and Errata</text:p>
          </table:table-cell>
          <table:table-cell table:style-name="ce5" office:value-type="string" calcext:value-type="string">
            <text:p>Tech Assessment</text:p>
          </table:table-cell>
          <table:table-cell table:style-name="ce12" office:value-type="string" calcext:value-type="string">
            <text:p>Total Atmospheric CO2-EQ Reduction (GT)</text:p>
          </table:table-cell>
          <table:table-cell table:style-name="ce12" office:value-type="string" calcext:value-type="string">
            <text:p>NET COST (BILLIONS US $)</text:p>
          </table:table-cell>
          <table:table-cell table:style-name="ce12" office:value-type="string" calcext:value-type="string">
            <text:p>SAVINGS (BILLIONS US $)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://www.drawdown.org/solutions/materials/refrigerant-management" xlink:type="simple">Refrigerant Management</text:a></text:p>
          </table:table-cell>
          <table:table-cell office:value-type="string" calcext:value-type="string">
            <text:p><text:a xlink:href="http://www.drawdown.org/solutions/materials" xlink:type="simple">Materials</text:a></text:p>
          </table:table-cell>
          <table:table-cell table:style-name="ce6" office:value-type="string" calcext:value-type="string">
            <text:p>http://www.drawdown.org/solutions/materials/refrigerant-management</text:p>
          </table:table-cell>
          <table:table-cell table:style-name="ce6" office:value-type="string" calcext:value-type="string">
            <text:p>http://www.drawdown.org/sites/default/files/tech_references/References%20REFRIGERANT%20MANAGEMENT.pdf</text:p>
          </table:table-cell>
          <table:table-cell table:style-name="ce13" office:value-type="float" office:value="89.74" calcext:value-type="float">
            <text:p>89.74</text:p>
          </table:table-cell>
          <table:table-cell table:style-name="ce13" office:value-type="string" calcext:value-type="string">
            <text:p>N/A</text:p>
          </table:table-cell>
          <table:table-cell table:style-name="ce15" office:value-type="float" office:value="-902.77" calcext:value-type="float">
            <text:p>($902.77)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://www.drawdown.org/solutions/electricity-generation/wind-turbines-onshore" xlink:type="simple">Wind Turbines (Onshore)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wind-turbines-onshore</text:p>
          </table:table-cell>
          <table:table-cell table:style-name="ce11" office:value-type="string" calcext:value-type="string">
            <text:p>http://www.drawdown.org/sites/default/files/tech_references/References%20WIND%20TURBINES_0.pdf</text:p>
          </table:table-cell>
          <table:table-cell table:style-name="ce13" office:value-type="float" office:value="84.6" calcext:value-type="float">
            <text:p>84.6</text:p>
          </table:table-cell>
          <table:table-cell table:style-name="ce15" office:value-type="float" office:value="1225.37" calcext:value-type="float">
            <text:p>$1,225.37 </text:p>
          </table:table-cell>
          <table:table-cell table:style-name="ce15" office:value-type="float" office:value="7425" calcext:value-type="float">
            <text:p>$7,425.00 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http://www.drawdown.org/solutions/food/reduced-food-waste" xlink:type="simple">Reduced Food Waste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reduced-food-waste</text:p>
          </table:table-cell>
          <table:table-cell table:style-name="ce6" office:value-type="string" calcext:value-type="string">
            <text:p>http://www.drawdown.org/sites/default/files/tech_references/References%20REDUCED%20FOOD%20WASTE.pdf</text:p>
          </table:table-cell>
          <table:table-cell table:style-name="ce13" office:value-type="float" office:value="70.53" calcext:value-type="float">
            <text:p>70.53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<text:a xlink:href="http://www.drawdown.org/solutions/food/plant-rich-diet" xlink:type="simple">Plant-Rich Diet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plant-rich-diet</text:p>
          </table:table-cell>
          <table:table-cell table:style-name="ce6" office:value-type="string" calcext:value-type="string">
            <text:p>http://www.drawdown.org/sites/default/files/tech_references/References%20PLANT%20RICH%20DIET.pdf</text:p>
          </table:table-cell>
          <table:table-cell table:style-name="ce13" office:value-type="float" office:value="66.11" calcext:value-type="float">
            <text:p>66.11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<text:a xlink:href="http://www.drawdown.org/solutions/land-use/tropical-forests" xlink:type="simple">Tropical Forests</text:a></text:p>
          </table:table-cell>
          <table:table-cell office:value-type="string" calcext:value-type="string">
            <text:p><text:a xlink:href="http://www.drawdown.org/solutions/land-use" xlink:type="simple">Land Use</text:a></text:p>
          </table:table-cell>
          <table:table-cell table:style-name="ce6" office:value-type="string" calcext:value-type="string">
            <text:p>http://www.drawdown.org/solutions/land-use/tropical-forests</text:p>
          </table:table-cell>
          <table:table-cell table:style-name="ce6" office:value-type="string" calcext:value-type="string">
            <text:p>http://www.drawdown.org/sites/default/files/tech_references/References%20TROPICAL%20FORESTS.pdf</text:p>
          </table:table-cell>
          <table:table-cell table:style-name="ce13" office:value-type="float" office:value="61.23" calcext:value-type="float">
            <text:p>61.23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://www.drawdown.org/solutions/women-and-girls/educating-girls" xlink:type="simple">Educating Girls</text:a></text:p>
          </table:table-cell>
          <table:table-cell office:value-type="string" calcext:value-type="string">
            <text:p>Women and Girls</text:p>
          </table:table-cell>
          <table:table-cell table:style-name="ce6" office:value-type="string" calcext:value-type="string">
            <text:p>http://www.drawdown.org/solutions/women-and-girls/educating-girls</text:p>
          </table:table-cell>
          <table:table-cell table:style-name="ce6" office:value-type="string" calcext:value-type="string">
            <text:p>http://www.drawdown.org/sites/default/files/tech_references/References%20EDUCATING%20GIRLS_0.pdf</text:p>
          </table:table-cell>
          <table:table-cell table:style-name="ce13" office:value-type="float" office:value="59.6" calcext:value-type="float">
            <text:p>59.6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<text:a xlink:href="http://www.drawdown.org/solutions/women-and-girls/family-planning" xlink:type="simple">Family Planning</text:a></text:p>
          </table:table-cell>
          <table:table-cell office:value-type="string" calcext:value-type="string">
            <text:p>Women and Girls</text:p>
          </table:table-cell>
          <table:table-cell table:style-name="ce6" office:value-type="string" calcext:value-type="string">
            <text:p>http://www.drawdown.org/solutions/women-and-girls/family-planning</text:p>
          </table:table-cell>
          <table:table-cell table:style-name="ce6" office:value-type="string" calcext:value-type="string">
            <text:p>http://www.drawdown.org/sites/default/files/tech_references/References%20FAMILY%20PLANNING.pdf</text:p>
          </table:table-cell>
          <table:table-cell table:style-name="ce13" office:value-type="float" office:value="59.6" calcext:value-type="float">
            <text:p>59.6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<text:a xlink:href="http://www.drawdown.org/solutions/electricity-generation/solar-farms" xlink:type="simple">Solar Farms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solar-farms</text:p>
          </table:table-cell>
          <table:table-cell table:style-name="ce11" office:value-type="string" calcext:value-type="string">
            <text:p>http://www.drawdown.org/sites/default/files/tech_references/References%20SOLAR%20FARMS.pdf</text:p>
          </table:table-cell>
          <table:table-cell table:style-name="ce13" office:value-type="float" office:value="36.9" calcext:value-type="float">
            <text:p>36.9</text:p>
          </table:table-cell>
          <table:table-cell table:style-name="ce15" office:value-type="float" office:value="-80.6" calcext:value-type="float">
            <text:p>($80.60)</text:p>
          </table:table-cell>
          <table:table-cell table:style-name="ce15" office:value-type="float" office:value="5023.84" calcext:value-type="float">
            <text:p>$5,023.84 </text:p>
          </table:table-cell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://www.drawdown.org/solutions/food/silvopasture" xlink:type="simple">Silvopasture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silvopasture</text:p>
          </table:table-cell>
          <table:table-cell table:style-name="ce11" office:value-type="string" calcext:value-type="string">
            <text:p>http://www.drawdown.org/sites/default/files/tech_references/References%20SILVOPASTURE_0.pdf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5" office:value-type="float" office:value="41.59" calcext:value-type="float">
            <text:p>$41.59 </text:p>
          </table:table-cell>
          <table:table-cell table:style-name="ce15" office:value-type="float" office:value="699.37" calcext:value-type="float">
            <text:p>$699.37 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<text:a xlink:href="http://www.drawdown.org/solutions/electricity-generation/rooftop-solar" xlink:type="simple">Rooftop Solar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rooftop-solar</text:p>
          </table:table-cell>
          <table:table-cell table:style-name="ce11" office:value-type="string" calcext:value-type="string">
            <text:p>http://www.drawdown.org/sites/default/files/tech_references/References%20ROOFTOP%20SOLAR.pdf</text:p>
          </table:table-cell>
          <table:table-cell table:style-name="ce13" office:value-type="float" office:value="24.6" calcext:value-type="float">
            <text:p>24.6</text:p>
          </table:table-cell>
          <table:table-cell table:style-name="ce15" office:value-type="float" office:value="453.14" calcext:value-type="float">
            <text:p>$453.14 </text:p>
          </table:table-cell>
          <table:table-cell table:style-name="ce15" office:value-type="float" office:value="3457.63" calcext:value-type="float">
            <text:p>$3,457.63 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<text:a xlink:href="http://www.drawdown.org/solutions/food/regenerative-agriculture" xlink:type="simple">Regenerative Agriculture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regenerative-agriculture</text:p>
          </table:table-cell>
          <table:table-cell table:style-name="ce11" office:value-type="string" calcext:value-type="string">
            <text:p>http://www.drawdown.org/sites/default/files/tech_references/References%20REGENERATIVE%20AGRICULTURE.pdf</text:p>
          </table:table-cell>
          <table:table-cell table:style-name="ce13" office:value-type="float" office:value="23.15" calcext:value-type="float">
            <text:p>23.15</text:p>
          </table:table-cell>
          <table:table-cell table:style-name="ce15" office:value-type="float" office:value="57.22" calcext:value-type="float">
            <text:p>$57.22 </text:p>
          </table:table-cell>
          <table:table-cell table:style-name="ce15" office:value-type="float" office:value="1928.1" calcext:value-type="float">
            <text:p>$1,928.10 </text:p>
          </table:table-cell>
          <table:table-cell table:number-columns-repeated="1015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://www.drawdown.org/solutions/land-use/temperate-forests" xlink:type="simple">Temperate Forests</text:a></text:p>
          </table:table-cell>
          <table:table-cell office:value-type="string" calcext:value-type="string">
            <text:p><text:a xlink:href="http://www.drawdown.org/solutions/land-use" xlink:type="simple">Land Use</text:a></text:p>
          </table:table-cell>
          <table:table-cell table:style-name="ce6" office:value-type="string" calcext:value-type="string">
            <text:p>http://www.drawdown.org/solutions/land-use/temperate-forests</text:p>
          </table:table-cell>
          <table:table-cell table:style-name="ce6" office:value-type="string" calcext:value-type="string">
            <text:p>http://www.drawdown.org/sites/default/files/tech_references/References%20TEMPERATE%20FORESTS.pdf</text:p>
          </table:table-cell>
          <table:table-cell table:style-name="ce13" office:value-type="float" office:value="22.61" calcext:value-type="float">
            <text:p>22.61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http://www.drawdown.org/solutions/land-use/peatlands" xlink:type="simple">Peatlands</text:a></text:p>
          </table:table-cell>
          <table:table-cell office:value-type="string" calcext:value-type="string">
            <text:p><text:a xlink:href="http://www.drawdown.org/solutions/land-use" xlink:type="simple">Land Use</text:a></text:p>
          </table:table-cell>
          <table:table-cell table:style-name="ce6" office:value-type="string" calcext:value-type="string">
            <text:p>http://www.drawdown.org/solutions/land-use/afforestation</text:p>
          </table:table-cell>
          <table:table-cell table:style-name="ce6" office:value-type="string" calcext:value-type="string">
            <text:p>http://www.drawdown.org/sites/default/files/tech_references/References%20AFFORESTATION.pdf</text:p>
          </table:table-cell>
          <table:table-cell table:style-name="ce13" office:value-type="float" office:value="21.57" calcext:value-type="float">
            <text:p>21.57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://www.drawdown.org/solutions/food/tropical-staple-trees" xlink:type="simple">Tropical Staple Trees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tropical-staple-trees</text:p>
          </table:table-cell>
          <table:table-cell table:style-name="ce11" office:value-type="string" calcext:value-type="string">
            <text:p>http://www.drawdown.org/sites/default/files/tech_references/References%20TROPICAL%20STAPLE%20TREES.pdf</text:p>
          </table:table-cell>
          <table:table-cell table:style-name="ce13" office:value-type="float" office:value="20.19" calcext:value-type="float">
            <text:p>20.19</text:p>
          </table:table-cell>
          <table:table-cell table:style-name="ce15" office:value-type="float" office:value="120.07" calcext:value-type="float">
            <text:p>$120.07 </text:p>
          </table:table-cell>
          <table:table-cell table:style-name="ce15" office:value-type="float" office:value="626.97" calcext:value-type="float">
            <text:p>$626.97 </text:p>
          </table:table-cell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<text:a xlink:href="http://www.drawdown.org/solutions/land-use/afforestation" xlink:type="simple">Afforestation</text:a></text:p>
          </table:table-cell>
          <table:table-cell office:value-type="string" calcext:value-type="string">
            <text:p><text:a xlink:href="http://www.drawdown.org/solutions/land-use" xlink:type="simple">Land Use</text:a></text:p>
          </table:table-cell>
          <table:table-cell table:style-name="ce6" office:value-type="string" calcext:value-type="string">
            <text:p>http://www.drawdown.org/solutions/land-use/afforestation</text:p>
          </table:table-cell>
          <table:table-cell table:style-name="ce11" office:value-type="string" calcext:value-type="string">
            <text:p>http://www.drawdown.org/sites/default/files/tech_references/References%20AFFORESTATION.pdf</text:p>
          </table:table-cell>
          <table:table-cell table:style-name="ce13" office:value-type="float" office:value="18.06" calcext:value-type="float">
            <text:p>18.06</text:p>
          </table:table-cell>
          <table:table-cell table:style-name="ce15" office:value-type="float" office:value="29.44" calcext:value-type="float">
            <text:p>$29.44 </text:p>
          </table:table-cell>
          <table:table-cell table:style-name="ce15" office:value-type="float" office:value="392.33" calcext:value-type="float">
            <text:p>$392.33 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<text:a xlink:href="http://www.drawdown.org/solutions/food/conservation-agriculture" xlink:type="simple">Conservation Agriculture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conservation-agriculture</text:p>
          </table:table-cell>
          <table:table-cell table:style-name="ce11" office:value-type="string" calcext:value-type="string">
            <text:p>http://www.drawdown.org/sites/default/files/tech_references/References%20CONSERVATION%20AGRICULTURE.pdf</text:p>
          </table:table-cell>
          <table:table-cell table:style-name="ce13" office:value-type="float" office:value="17.35" calcext:value-type="float">
            <text:p>17.35</text:p>
          </table:table-cell>
          <table:table-cell table:style-name="ce15" office:value-type="float" office:value="37.53" calcext:value-type="float">
            <text:p>$37.53 </text:p>
          </table:table-cell>
          <table:table-cell table:style-name="ce15" office:value-type="float" office:value="2119.07" calcext:value-type="float">
            <text:p>$2,119.07 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<text:a xlink:href="http://www.drawdown.org/solutions/food/tree-intercropping" xlink:type="simple">Tree Intercropping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tree-intercropping</text:p>
          </table:table-cell>
          <table:table-cell table:style-name="ce11" office:value-type="string" calcext:value-type="string">
            <text:p>http://www.drawdown.org/sites/default/files/tech_references/References%20TREE%20INTERCROPPING_0.pdf</text:p>
          </table:table-cell>
          <table:table-cell table:style-name="ce13" office:value-type="float" office:value="17.2" calcext:value-type="float">
            <text:p>17.2</text:p>
          </table:table-cell>
          <table:table-cell table:style-name="ce15" office:value-type="float" office:value="146.99" calcext:value-type="float">
            <text:p>$146.99 </text:p>
          </table:table-cell>
          <table:table-cell table:style-name="ce15" office:value-type="float" office:value="22.1" calcext:value-type="float">
            <text:p>$22.10 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<text:a xlink:href="http://www.drawdown.org/solutions/electricity-generation/geothermal" xlink:type="simple">Geothermal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geothermal</text:p>
          </table:table-cell>
          <table:table-cell table:style-name="ce11" office:value-type="string" calcext:value-type="string">
            <text:p>http://www.drawdown.org/sites/default/files/tech_references/References%20GEOTHERMAL.pdf</text:p>
          </table:table-cell>
          <table:table-cell table:style-name="ce13" office:value-type="float" office:value="16.6" calcext:value-type="float">
            <text:p>16.6</text:p>
          </table:table-cell>
          <table:table-cell table:style-name="ce15" office:value-type="float" office:value="-155.48" calcext:value-type="float">
            <text:p>($155.48)</text:p>
          </table:table-cell>
          <table:table-cell table:style-name="ce15" office:value-type="float" office:value="1024.34" calcext:value-type="float">
            <text:p>$1,024.34 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<text:a xlink:href="http://www.drawdown.org/solutions/food/managed-grazing" xlink:type="simple">Managed Grazing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managed-grazing</text:p>
          </table:table-cell>
          <table:table-cell table:style-name="ce11" office:value-type="string" calcext:value-type="string">
            <text:p>http://www.drawdown.org/sites/default/files/tech_references/References%20MANAGED%20GRAZING.pdf</text:p>
          </table:table-cell>
          <table:table-cell table:style-name="ce13" office:value-type="float" office:value="16.34" calcext:value-type="float">
            <text:p>16.34</text:p>
          </table:table-cell>
          <table:table-cell table:style-name="ce15" office:value-type="float" office:value="50.48" calcext:value-type="float">
            <text:p>$50.48 </text:p>
          </table:table-cell>
          <table:table-cell table:style-name="ce15" office:value-type="float" office:value="735.27" calcext:value-type="float">
            <text:p>$735.27 </text:p>
          </table:table-cell>
          <table:table-cell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://www.drawdown.org/solutions/electricity-generation/nuclear" xlink:type="simple">Nuclear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nuclear</text:p>
          </table:table-cell>
          <table:table-cell table:style-name="ce11" office:value-type="string" calcext:value-type="string">
            <text:p>http://www.drawdown.org/sites/default/files/tech_references/References%20NUCLEAR.pdf</text:p>
          </table:table-cell>
          <table:table-cell table:style-name="ce13" office:value-type="float" office:value="16.09" calcext:value-type="float">
            <text:p>16.09</text:p>
          </table:table-cell>
          <table:table-cell table:style-name="ce15" office:value-type="float" office:value="0.88" calcext:value-type="float">
            <text:p>$0.88 </text:p>
          </table:table-cell>
          <table:table-cell table:style-name="ce15" office:value-type="float" office:value="1713.4" calcext:value-type="float">
            <text:p>$1,713.40 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<text:a xlink:href="http://www.drawdown.org/solutions/food/clean-cookstoves" xlink:type="simple">Clean Cookstoves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clean-cookstoves</text:p>
          </table:table-cell>
          <table:table-cell table:style-name="ce11" office:value-type="string" calcext:value-type="string">
            <text:p>http://www.drawdown.org/sites/default/files/tech_references/References%20CLEAN%20COOKSTOVES.pdf</text:p>
          </table:table-cell>
          <table:table-cell table:style-name="ce13" office:value-type="float" office:value="15.81" calcext:value-type="float">
            <text:p>15.81</text:p>
          </table:table-cell>
          <table:table-cell table:style-name="ce15" office:value-type="float" office:value="72.16" calcext:value-type="float">
            <text:p>$72.16 </text:p>
          </table:table-cell>
          <table:table-cell table:style-name="ce15" office:value-type="float" office:value="166.28" calcext:value-type="float">
            <text:p>$166.28 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<text:a xlink:href="http://www.drawdown.org/solutions/electricity-generation/wind-turbines-offshore" xlink:type="simple">Wind Turbines (Offshore)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wind-turbines-offshore</text:p>
          </table:table-cell>
          <table:table-cell table:style-name="ce11" office:value-type="string" calcext:value-type="string">
            <text:p>http://www.drawdown.org/sites/default/files/tech_references/References%20WIND%20TURBINES.pdf</text:p>
          </table:table-cell>
          <table:table-cell table:style-name="ce13" office:value-type="float" office:value="15.15" calcext:value-type="float">
            <text:p>15.15</text:p>
          </table:table-cell>
          <table:table-cell table:style-name="ce15" office:value-type="float" office:value="545.3" calcext:value-type="float">
            <text:p>$545.30 </text:p>
          </table:table-cell>
          <table:table-cell table:style-name="ce15" office:value-type="float" office:value="762.5" calcext:value-type="float">
            <text:p>$762.50 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<text:a xlink:href="http://www.drawdown.org/solutions/food/farmland-restoration" xlink:type="simple">Farmland Restoration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farmland-restoration</text:p>
          </table:table-cell>
          <table:table-cell table:style-name="ce11" office:value-type="string" calcext:value-type="string">
            <text:p>http://www.drawdown.org/sites/default/files/tech_references/References%20FARMLAND%20RESTORATION.pdf</text:p>
          </table:table-cell>
          <table:table-cell table:style-name="ce13" office:value-type="float" office:value="14.08" calcext:value-type="float">
            <text:p>14.08</text:p>
          </table:table-cell>
          <table:table-cell table:style-name="ce15" office:value-type="float" office:value="72.24" calcext:value-type="float">
            <text:p>$72.24 </text:p>
          </table:table-cell>
          <table:table-cell table:style-name="ce15" office:value-type="float" office:value="1342.47" calcext:value-type="float">
            <text:p>$1,342.47 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<text:a xlink:href="http://www.drawdown.org/solutions/food/improved-rice-cultivation" xlink:type="simple">Improved Rice Cultivation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improved-rice-cultivation</text:p>
          </table:table-cell>
          <table:table-cell table:style-name="ce6" office:value-type="string" calcext:value-type="string">
            <text:p>http://www.drawdown.org/sites/default/files/tech_references/References%20IMPROVED%20RICE%20PRODUCTION_0.pdf</text:p>
          </table:table-cell>
          <table:table-cell table:style-name="ce13" office:value-type="float" office:value="11.34" calcext:value-type="float">
            <text:p>11.34</text:p>
          </table:table-cell>
          <table:table-cell table:style-name="ce13" office:value-type="string" calcext:value-type="string">
            <text:p>N/A</text:p>
          </table:table-cell>
          <table:table-cell table:style-name="ce15" office:value-type="float" office:value="519.06" calcext:value-type="float">
            <text:p>$519.06 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<text:a xlink:href="http://www.drawdown.org/solutions/electricity-generation/concentrated-solar" xlink:type="simple">Concentrated Solar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concentrated-solar</text:p>
          </table:table-cell>
          <table:table-cell table:style-name="ce11" office:value-type="string" calcext:value-type="string">
            <text:p>http://www.drawdown.org/sites/default/files/tech_references/References%20CONCENTRATED%20SOLAR.pdf</text:p>
          </table:table-cell>
          <table:table-cell table:style-name="ce13" office:value-type="float" office:value="10.9" calcext:value-type="float">
            <text:p>10.9</text:p>
          </table:table-cell>
          <table:table-cell table:style-name="ce15" office:value-type="float" office:value="1319.7" calcext:value-type="float">
            <text:p>$1,319.70 </text:p>
          </table:table-cell>
          <table:table-cell table:style-name="ce15" office:value-type="float" office:value="413.85" calcext:value-type="float">
            <text:p>$413.85 </text:p>
          </table:table-cell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<text:a xlink:href="http://www.drawdown.org/solutions/transport/electric-vehicles" xlink:type="simple">Electric Vehicles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electric-vehicles</text:p>
          </table:table-cell>
          <table:table-cell table:style-name="ce11" office:value-type="string" calcext:value-type="string">
            <text:p>http://www.drawdown.org/sites/default/files/tech_references/References%20ELECTRIC%20VEHICLES.pdf</text:p>
          </table:table-cell>
          <table:table-cell table:style-name="ce13" office:value-type="float" office:value="10.8" calcext:value-type="float">
            <text:p>10.8</text:p>
          </table:table-cell>
          <table:table-cell table:style-name="ce15" office:value-type="float" office:value="14148" calcext:value-type="float">
            <text:p>$14,148.00 </text:p>
          </table:table-cell>
          <table:table-cell table:style-name="ce15" office:value-type="float" office:value="9726.4" calcext:value-type="float">
            <text:p>$9,726.40 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<text:a xlink:href="http://www.drawdown.org/solutions/buildings-and-cities/district-heating" xlink:type="simple">District Heating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7" office:value-type="string" calcext:value-type="string">
            <text:p>http://www.drawdown.org/solutions/buildings-and-cities/district-heating</text:p>
          </table:table-cell>
          <table:table-cell table:style-name="ce11" office:value-type="string" calcext:value-type="string">
            <text:p>http://www.drawdown.org/sites/default/files/tech_references/References%20DISTRICT%20HEATING.pdf</text:p>
          </table:table-cell>
          <table:table-cell table:style-name="ce13" office:value-type="float" office:value="9.38" calcext:value-type="float">
            <text:p>9.38</text:p>
          </table:table-cell>
          <table:table-cell table:style-name="ce15" office:value-type="float" office:value="457.1" calcext:value-type="float">
            <text:p>$457.10 </text:p>
          </table:table-cell>
          <table:table-cell table:style-name="ce15" office:value-type="float" office:value="3543.5" calcext:value-type="float">
            <text:p>$3,543.50 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<text:a xlink:href="http://www.drawdown.org/solutions/food/multistrata-agroforestry" xlink:type="simple">Multistrata Agroforestry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multistrata-agroforestry</text:p>
          </table:table-cell>
          <table:table-cell table:style-name="ce11" office:value-type="string" calcext:value-type="string">
            <text:p>http://www.drawdown.org/sites/default/files/tech_references/References%20MULTISTRATA%20AGROFORESTRY.pdf</text:p>
          </table:table-cell>
          <table:table-cell table:style-name="ce13" office:value-type="float" office:value="9.28" calcext:value-type="float">
            <text:p>9.28</text:p>
          </table:table-cell>
          <table:table-cell table:style-name="ce15" office:value-type="float" office:value="26.76" calcext:value-type="float">
            <text:p>$26.76 </text:p>
          </table:table-cell>
          <table:table-cell table:style-name="ce15" office:value-type="float" office:value="709.75" calcext:value-type="float">
            <text:p>$709.75 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<text:a xlink:href="http://www.drawdown.org/solutions/electricity-generation/wave-and-tidal" xlink:type="simple">Wave and Tidal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wave-and-tidal</text:p>
          </table:table-cell>
          <table:table-cell table:style-name="ce11" office:value-type="string" calcext:value-type="string">
            <text:p>http://www.drawdown.org/sites/default/files/tech_references/References%20WAVE%20AND%20TIDAL.pdf</text:p>
          </table:table-cell>
          <table:table-cell table:style-name="ce13" office:value-type="float" office:value="9.2" calcext:value-type="float">
            <text:p>9.2</text:p>
          </table:table-cell>
          <table:table-cell table:style-name="ce15" office:value-type="float" office:value="411.84" calcext:value-type="float">
            <text:p>$411.84 </text:p>
          </table:table-cell>
          <table:table-cell table:style-name="ce15" office:value-type="float" office:value="-1004.7" calcext:value-type="float">
            <text:p>($1,004.70)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<text:a xlink:href="http://www.drawdown.org/solutions/electricity-generation/methane-digesters-large" xlink:type="simple">Methane Digesters (Large)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methane-digesters-large</text:p>
          </table:table-cell>
          <table:table-cell table:style-name="ce11" office:value-type="string" calcext:value-type="string">
            <text:p>http://www.drawdown.org/sites/default/files/tech_references/References%20METHANE%20DIGESTERS.pdf</text:p>
          </table:table-cell>
          <table:table-cell table:style-name="ce13" office:value-type="float" office:value="8.4" calcext:value-type="float">
            <text:p>8.4</text:p>
          </table:table-cell>
          <table:table-cell table:style-name="ce15" office:value-type="float" office:value="201.41" calcext:value-type="float">
            <text:p>$201.41 </text:p>
          </table:table-cell>
          <table:table-cell table:style-name="ce15" office:value-type="float" office:value="148.83" calcext:value-type="float">
            <text:p>$148.83 </text:p>
          </table:table-cell>
          <table:table-cell table:number-columns-repeated="1015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<text:a xlink:href="http://www.drawdown.org/solutions/buildings-and-cities/insulation" xlink:type="simple">Insulation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number-columns-repeated="2" table:style-name="ce6" office:value-type="string" calcext:value-type="string">
            <text:p>http://www.drawdown.org/solutions/buildings-and-cities/insulation</text:p>
          </table:table-cell>
          <table:table-cell table:style-name="ce13" office:value-type="float" office:value="8.27" calcext:value-type="float">
            <text:p>8.27</text:p>
          </table:table-cell>
          <table:table-cell table:style-name="ce15" office:value-type="float" office:value="3655.92" calcext:value-type="float">
            <text:p>$3,655.92 </text:p>
          </table:table-cell>
          <table:table-cell table:style-name="ce15" office:value-type="float" office:value="2513.33" calcext:value-type="float">
            <text:p>$2,513.33 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<text:a xlink:href="http://www.drawdown.org/solutions/transport/ships" xlink:type="simple">Ships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ships</text:p>
          </table:table-cell>
          <table:table-cell table:style-name="ce11" office:value-type="string" calcext:value-type="string">
            <text:p>http://www.drawdown.org/sites/default/files/tech_references/References%20OCEANIC%20FREIGHT%20EFFICIENCY.pdf</text:p>
          </table:table-cell>
          <table:table-cell table:style-name="ce13" office:value-type="float" office:value="7.87" calcext:value-type="float">
            <text:p>7.87</text:p>
          </table:table-cell>
          <table:table-cell table:style-name="ce15" office:value-type="float" office:value="915.93" calcext:value-type="float">
            <text:p>$915.93 </text:p>
          </table:table-cell>
          <table:table-cell table:style-name="ce15" office:value-type="float" office:value="424.38" calcext:value-type="float">
            <text:p>$424.38 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<text:a xlink:href="http://www.drawdown.org/solutions/buildings-and-cities/led-lighting-household" xlink:type="simple">LED Lighting (Household)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led-lighting-household</text:p>
          </table:table-cell>
          <table:table-cell table:style-name="ce11" office:value-type="string" calcext:value-type="string">
            <text:p>http://www.drawdown.org/sites/default/files/tech_references/References%20LED%20LIGHTING_0.pdf</text:p>
          </table:table-cell>
          <table:table-cell table:style-name="ce13" office:value-type="float" office:value="7.81" calcext:value-type="float">
            <text:p>7.81</text:p>
          </table:table-cell>
          <table:table-cell table:style-name="ce15" office:value-type="float" office:value="323.52" calcext:value-type="float">
            <text:p>$323.52 </text:p>
          </table:table-cell>
          <table:table-cell table:style-name="ce15" office:value-type="float" office:value="1729.54" calcext:value-type="float">
            <text:p>$1,729.54 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<text:a xlink:href="http://www.drawdown.org/solutions/electricity-generation/biomass" xlink:type="simple">Biomass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biomass</text:p>
          </table:table-cell>
          <table:table-cell table:style-name="ce11" office:value-type="string" calcext:value-type="string">
            <text:p>http://www.drawdown.org/sites/default/files/tech_references/References%20BIOMASS%20ENERGY.pdf</text:p>
          </table:table-cell>
          <table:table-cell table:style-name="ce13" office:value-type="float" office:value="7.5" calcext:value-type="float">
            <text:p>7.5</text:p>
          </table:table-cell>
          <table:table-cell table:style-name="ce15" office:value-type="float" office:value="402.31" calcext:value-type="float">
            <text:p>$402.31 </text:p>
          </table:table-cell>
          <table:table-cell table:style-name="ce15" office:value-type="float" office:value="519.35" calcext:value-type="float">
            <text:p>$519.35 </text:p>
          </table:table-cell>
          <table:table-cell table:number-columns-repeated="1015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<text:a xlink:href="http://www.drawdown.org/solutions/land-use/bamboo" xlink:type="simple">Bamboo</text:a></text:p>
          </table:table-cell>
          <table:table-cell office:value-type="string" calcext:value-type="string">
            <text:p><text:a xlink:href="http://www.drawdown.org/solutions/land-use" xlink:type="simple">Land Use</text:a></text:p>
          </table:table-cell>
          <table:table-cell table:style-name="ce6" office:value-type="string" calcext:value-type="string">
            <text:p>http://www.drawdown.org/solutions/land-use/bamboo</text:p>
          </table:table-cell>
          <table:table-cell table:style-name="ce11" office:value-type="string" calcext:value-type="string">
            <text:p>http://www.drawdown.org/sites/default/files/tech_references/References%20BAMBOO.pdf</text:p>
          </table:table-cell>
          <table:table-cell table:style-name="ce13" office:value-type="float" office:value="7.22" calcext:value-type="float">
            <text:p>7.22</text:p>
          </table:table-cell>
          <table:table-cell table:style-name="ce15" office:value-type="float" office:value="23.79" calcext:value-type="float">
            <text:p>$23.79 </text:p>
          </table:table-cell>
          <table:table-cell table:style-name="ce15" office:value-type="float" office:value="264.8" calcext:value-type="float">
            <text:p>$264.80 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<text:a xlink:href="http://www.drawdown.org/solutions/materials/alternative-cement" xlink:type="simple">Alternative Cement</text:a></text:p>
          </table:table-cell>
          <table:table-cell office:value-type="string" calcext:value-type="string">
            <text:p><text:a xlink:href="http://www.drawdown.org/solutions/materials" xlink:type="simple">Materials</text:a></text:p>
          </table:table-cell>
          <table:table-cell table:style-name="ce6" office:value-type="string" calcext:value-type="string">
            <text:p>http://www.drawdown.org/solutions/materials/alternative-cement</text:p>
          </table:table-cell>
          <table:table-cell table:style-name="ce11" office:value-type="string" calcext:value-type="string">
            <text:p>http://www.drawdown.org/sites/default/files/tech_references/References%20ALTERNATIVE%20CEMENT.pdf</text:p>
          </table:table-cell>
          <table:table-cell table:style-name="ce13" office:value-type="float" office:value="6.69" calcext:value-type="float">
            <text:p>6.69</text:p>
          </table:table-cell>
          <table:table-cell table:style-name="ce15" office:value-type="float" office:value="-273.9" calcext:value-type="float">
            <text:p>($273.90)</text:p>
          </table:table-cell>
          <table:table-cell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<text:a xlink:href="http://www.drawdown.org/solutions/transport/mass-transit" xlink:type="simple">Mass Transit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mass-transit</text:p>
          </table:table-cell>
          <table:table-cell table:style-name="ce6" office:value-type="string" calcext:value-type="string">
            <text:p>http://www.drawdown.org/sites/default/files/tech_references/References%20MASS%20TRANSIT.pdf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string" calcext:value-type="string">
            <text:p>N/A</text:p>
          </table:table-cell>
          <table:table-cell table:style-name="ce15" office:value-type="float" office:value="2379.73" calcext:value-type="float">
            <text:p>$2,379.73 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<text:a xlink:href="http://www.drawdown.org/solutions/land-use/forest-protection" xlink:type="simple">Forest Protection</text:a></text:p>
          </table:table-cell>
          <table:table-cell office:value-type="string" calcext:value-type="string">
            <text:p><text:a xlink:href="http://www.drawdown.org/solutions/land-use" xlink:type="simple">Land Use</text:a></text:p>
          </table:table-cell>
          <table:table-cell table:style-name="ce6" office:value-type="string" calcext:value-type="string">
            <text:p>http://www.drawdown.org/solutions/land-use/forest-protection</text:p>
          </table:table-cell>
          <table:table-cell table:style-name="ce6" office:value-type="string" calcext:value-type="string">
            <text:p>http://www.drawdown.org/sites/default/files/tech_references/References%20FOREST%20PROTECTION.pdf</text:p>
          </table:table-cell>
          <table:table-cell table:style-name="ce13" office:value-type="float" office:value="6.2" calcext:value-type="float">
            <text:p>6.2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<text:a xlink:href="http://www.drawdown.org/solutions/land-use/indigenous-peoples%E2%80%99-land-management" xlink:type="simple">Indigenous Peoples’ Land Management</text:a></text:p>
          </table:table-cell>
          <table:table-cell office:value-type="string" calcext:value-type="string">
            <text:p><text:a xlink:href="http://www.drawdown.org/solutions/land-use" xlink:type="simple">Land Use</text:a></text:p>
          </table:table-cell>
          <table:table-cell table:style-name="ce6" office:value-type="string" calcext:value-type="string">
            <text:p>http://www.drawdown.org/solutions/land-use/indigenous-peoples%E2%80%99-land-management</text:p>
          </table:table-cell>
          <table:table-cell table:style-name="ce6" office:value-type="string" calcext:value-type="string">
            <text:p>http://www.drawdown.org/sites/default/files/tech_references/References%20INDIGENOUS%20PEOPLES%20LAND%20MANAGEMENT.pdf</text:p>
          </table:table-cell>
          <table:table-cell table:style-name="ce13" office:value-type="float" office:value="6.19" calcext:value-type="float">
            <text:p>6.19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<text:a xlink:href="http://www.drawdown.org/solutions/transport/trucks" xlink:type="simple">Trucks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trucks</text:p>
          </table:table-cell>
          <table:table-cell table:style-name="ce11" office:value-type="string" calcext:value-type="string">
            <text:p>http://www.drawdown.org/sites/default/files/tech_references/References%20TRUCK%20FUEL%20EFFICIENCY.pdf</text:p>
          </table:table-cell>
          <table:table-cell table:style-name="ce13" office:value-type="float" office:value="6.18" calcext:value-type="float">
            <text:p>6.18</text:p>
          </table:table-cell>
          <table:table-cell table:style-name="ce15" office:value-type="float" office:value="543.54" calcext:value-type="float">
            <text:p>$543.54 </text:p>
          </table:table-cell>
          <table:table-cell table:style-name="ce15" office:value-type="float" office:value="2781.63" calcext:value-type="float">
            <text:p>$2,781.63 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<text:a xlink:href="http://www.drawdown.org/solutions/electricity-generation/solar-water" xlink:type="simple">Solar Water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solar-water</text:p>
          </table:table-cell>
          <table:table-cell table:style-name="ce11" office:value-type="string" calcext:value-type="string">
            <text:p>http://www.drawdown.org/sites/default/files/tech_references/References%20SOLAR%20HOT%20WATER.pdf</text:p>
          </table:table-cell>
          <table:table-cell table:style-name="ce13" office:value-type="float" office:value="6.08" calcext:value-type="float">
            <text:p>6.08</text:p>
          </table:table-cell>
          <table:table-cell table:style-name="ce15" office:value-type="float" office:value="2.99" calcext:value-type="float">
            <text:p>$2.99 </text:p>
          </table:table-cell>
          <table:table-cell table:style-name="ce15" office:value-type="float" office:value="773.65" calcext:value-type="float">
            <text:p>$773.65 </text:p>
          </table:table-cell>
          <table:table-cell table:number-columns-repeated="1015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<text:a xlink:href="http://www.drawdown.org/solutions/buildings-and-cities/heat-pumps" xlink:type="simple">Heat Pumps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heat-pumps</text:p>
          </table:table-cell>
          <table:table-cell table:style-name="ce11" office:value-type="string" calcext:value-type="string">
            <text:p>http://www.drawdown.org/sites/default/files/tech_references/References%20HEAT%20PUMPS.pdf</text:p>
          </table:table-cell>
          <table:table-cell table:style-name="ce13" office:value-type="float" office:value="5.2" calcext:value-type="float">
            <text:p>5.2</text:p>
          </table:table-cell>
          <table:table-cell table:style-name="ce15" office:value-type="float" office:value="118.71" calcext:value-type="float">
            <text:p>$118.71 </text:p>
          </table:table-cell>
          <table:table-cell table:style-name="ce15" office:value-type="float" office:value="1546.66" calcext:value-type="float">
            <text:p>$1,546.66 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<text:a xlink:href="http://www.drawdown.org/solutions/transport/airplanes" xlink:type="simple">Airplanes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airplanes</text:p>
          </table:table-cell>
          <table:table-cell table:style-name="ce11" office:value-type="string" calcext:value-type="string">
            <text:p>http://www.drawdown.org/sites/default/files/tech_references/References%20AIRPLANE%20FUEL%20EFFICIENCY.pdf</text:p>
          </table:table-cell>
          <table:table-cell table:style-name="ce13" office:value-type="float" office:value="5.05" calcext:value-type="float">
            <text:p>5.05</text:p>
          </table:table-cell>
          <table:table-cell table:style-name="ce15" office:value-type="float" office:value="662.42" calcext:value-type="float">
            <text:p>$662.42 </text:p>
          </table:table-cell>
          <table:table-cell table:style-name="ce15" office:value-type="float" office:value="3187.8" calcext:value-type="float">
            <text:p>$3,187.80 </text:p>
          </table:table-cell>
          <table:table-cell table:number-columns-repeated="1015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<text:a xlink:href="http://www.drawdown.org/solutions/buildings-and-cities/led-lighting-commercial" xlink:type="simple">LED Lighting (Commercial)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led-lighting-commercial</text:p>
          </table:table-cell>
          <table:table-cell table:style-name="ce11" office:value-type="string" calcext:value-type="string">
            <text:p>http://www.drawdown.org/sites/default/files/tech_references/References%20LED%20LIGHTING.pdf</text:p>
          </table:table-cell>
          <table:table-cell table:style-name="ce13" office:value-type="float" office:value="5.04" calcext:value-type="float">
            <text:p>5.04</text:p>
          </table:table-cell>
          <table:table-cell table:style-name="ce15" office:value-type="float" office:value="-205.05" calcext:value-type="float">
            <text:p>($205.05)</text:p>
          </table:table-cell>
          <table:table-cell table:style-name="ce15" office:value-type="float" office:value="1089.63" calcext:value-type="float">
            <text:p>$1,089.63 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<text:a xlink:href="http://www.drawdown.org/solutions/buildings-and-cities/building-automation" xlink:type="simple">Building Automation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building-automation</text:p>
          </table:table-cell>
          <table:table-cell table:style-name="ce11" office:value-type="string" calcext:value-type="string">
            <text:p>http://www.drawdown.org/sites/default/files/tech_references/References%20BUILDING%20AUTOMATION.pdf</text:p>
          </table:table-cell>
          <table:table-cell table:style-name="ce13" office:value-type="float" office:value="4.62" calcext:value-type="float">
            <text:p>4.62</text:p>
          </table:table-cell>
          <table:table-cell table:style-name="ce15" office:value-type="float" office:value="68.12" calcext:value-type="float">
            <text:p>$68.12 </text:p>
          </table:table-cell>
          <table:table-cell table:style-name="ce15" office:value-type="float" office:value="880.55" calcext:value-type="float">
            <text:p>$880.55 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<text:a xlink:href="http://www.drawdown.org/solutions/materials/water-saving-home" xlink:type="simple">Water Saving - Home</text:a></text:p>
          </table:table-cell>
          <table:table-cell office:value-type="string" calcext:value-type="string">
            <text:p><text:a xlink:href="http://www.drawdown.org/solutions/materials" xlink:type="simple">Materials</text:a></text:p>
          </table:table-cell>
          <table:table-cell table:style-name="ce6" office:value-type="string" calcext:value-type="string">
            <text:p>http://www.drawdown.org/solutions/materials/water-saving-home</text:p>
          </table:table-cell>
          <table:table-cell table:style-name="ce11" office:value-type="string" calcext:value-type="string">
            <text:p>http://www.drawdown.org/solutions/materials/water-saving-home</text:p>
          </table:table-cell>
          <table:table-cell table:style-name="ce13" office:value-type="float" office:value="4.61" calcext:value-type="float">
            <text:p>4.61</text:p>
          </table:table-cell>
          <table:table-cell table:style-name="ce15" office:value-type="float" office:value="72.44" calcext:value-type="float">
            <text:p>$72.44 </text:p>
          </table:table-cell>
          <table:table-cell table:style-name="ce15" office:value-type="float" office:value="1800.12" calcext:value-type="float">
            <text:p>$1,800.12 </text:p>
          </table:table-cell>
          <table:table-cell table:number-columns-repeated="1015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<text:a xlink:href="http://www.drawdown.org/solutions/materials/bioplastic" xlink:type="simple">Bioplastic</text:a></text:p>
          </table:table-cell>
          <table:table-cell office:value-type="string" calcext:value-type="string">
            <text:p><text:a xlink:href="http://www.drawdown.org/solutions/materials" xlink:type="simple">Materials</text:a></text:p>
          </table:table-cell>
          <table:table-cell table:style-name="ce6" office:value-type="string" calcext:value-type="string">
            <text:p>http://www.drawdown.org/solutions/materials/bioplastic</text:p>
          </table:table-cell>
          <table:table-cell table:style-name="ce11" office:value-type="string" calcext:value-type="string">
            <text:p>http://www.drawdown.org/sites/default/files/tech_references/References%20BIOPLASTIC.pdf</text:p>
          </table:table-cell>
          <table:table-cell table:style-name="ce13" office:value-type="float" office:value="4.3" calcext:value-type="float">
            <text:p>4.3</text:p>
          </table:table-cell>
          <table:table-cell table:style-name="ce15" office:value-type="float" office:value="19.15" calcext:value-type="float">
            <text:p>$19.15 </text:p>
          </table:table-cell>
          <table:table-cell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<text:a xlink:href="http://www.drawdown.org/solutions/electricity-generation/in-stream-hydro" xlink:type="simple">In-Stream Hydro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in-stream-hydro</text:p>
          </table:table-cell>
          <table:table-cell table:style-name="ce11" office:value-type="string" calcext:value-type="string">
            <text:p>http://www.drawdown.org/sites/default/files/tech_references/References%20IN-STREAM%20HYDRO.pdf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202.53" calcext:value-type="float">
            <text:p>$202.53 </text:p>
          </table:table-cell>
          <table:table-cell table:style-name="ce15" office:value-type="float" office:value="568.36" calcext:value-type="float">
            <text:p>$568.36 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<text:a xlink:href="http://www.drawdown.org/solutions/transport/cars" xlink:type="simple">Cars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cars</text:p>
          </table:table-cell>
          <table:table-cell table:style-name="ce11" office:value-type="string" calcext:value-type="string">
            <text:p>http://www.drawdown.org/sites/default/files/tech_references/References%20CAR%20FUEL%20EFFICIENCY.pdf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-598.69" calcext:value-type="float">
            <text:p>($598.69)</text:p>
          </table:table-cell>
          <table:table-cell table:style-name="ce15" office:value-type="float" office:value="1761.72" calcext:value-type="float">
            <text:p>$1,761.72 </text:p>
          </table:table-cell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<text:a xlink:href="http://www.drawdown.org/solutions/electricity-generation/cogeneration" xlink:type="simple">Cogeneration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cogeneration</text:p>
          </table:table-cell>
          <table:table-cell table:style-name="ce11" office:value-type="string" calcext:value-type="string">
            <text:p>http://www.drawdown.org/sites/default/files/tech_references/References%20COGENERATION.pdf</text:p>
          </table:table-cell>
          <table:table-cell table:style-name="ce13" office:value-type="float" office:value="3.97" calcext:value-type="float">
            <text:p>3.97</text:p>
          </table:table-cell>
          <table:table-cell table:style-name="ce15" office:value-type="float" office:value="279.25" calcext:value-type="float">
            <text:p>$279.25 </text:p>
          </table:table-cell>
          <table:table-cell table:style-name="ce15" office:value-type="float" office:value="566.93" calcext:value-type="float">
            <text:p>$566.93 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<text:a xlink:href="http://www.drawdown.org/solutions/land-use/perennial-biomass" xlink:type="simple">Perennial Biomass</text:a></text:p>
          </table:table-cell>
          <table:table-cell office:value-type="string" calcext:value-type="string">
            <text:p><text:a xlink:href="http://www.drawdown.org/solutions/land-use" xlink:type="simple">Land Use</text:a></text:p>
          </table:table-cell>
          <table:table-cell table:style-name="ce6" office:value-type="string" calcext:value-type="string">
            <text:p>http://www.drawdown.org/solutions/land-use/perennial-biomass</text:p>
          </table:table-cell>
          <table:table-cell table:style-name="ce11" office:value-type="string" calcext:value-type="string">
            <text:p>http://www.drawdown.org/sites/default/files/tech_references/References%20PERENNIAL%20BIOMASS.pdf</text:p>
          </table:table-cell>
          <table:table-cell table:style-name="ce13" office:value-type="float" office:value="3.33" calcext:value-type="float">
            <text:p>3.33</text:p>
          </table:table-cell>
          <table:table-cell table:style-name="ce15" office:value-type="float" office:value="77.94" calcext:value-type="float">
            <text:p>$77.94 </text:p>
          </table:table-cell>
          <table:table-cell table:style-name="ce15" office:value-type="float" office:value="541.89" calcext:value-type="float">
            <text:p>$541.89 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<text:a xlink:href="http://www.drawdown.org/solutions/land-use/coastal-wetlands" xlink:type="simple">Coastal Wetlands</text:a></text:p>
          </table:table-cell>
          <table:table-cell office:value-type="string" calcext:value-type="string">
            <text:p><text:a xlink:href="http://www.drawdown.org/solutions/land-use" xlink:type="simple">Land Use</text:a></text:p>
          </table:table-cell>
          <table:table-cell table:style-name="ce6" office:value-type="string" calcext:value-type="string">
            <text:p>http://www.drawdown.org/solutions/land-use/coastal-wetlands</text:p>
          </table:table-cell>
          <table:table-cell table:style-name="ce6" office:value-type="string" calcext:value-type="string">
            <text:p>http://www.drawdown.org/sites/default/files/tech_references/References%20COASTAL%20WETLANDS.pdf</text:p>
          </table:table-cell>
          <table:table-cell table:style-name="ce13" office:value-type="float" office:value="3.19" calcext:value-type="float">
            <text:p>3.19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<text:a xlink:href="http://www.drawdown.org/solutions/food/system-rice-intensification" xlink:type="simple">System of Rice Intensification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system-rice-intensification</text:p>
          </table:table-cell>
          <table:table-cell table:style-name="ce6" office:value-type="string" calcext:value-type="string">
            <text:p>http://www.drawdown.org/sites/default/files/tech_references/References%20SYSTEM%20OF%20RICE%20INTENSIFICATION.pdf</text:p>
          </table:table-cell>
          <table:table-cell table:style-name="ce13" office:value-type="float" office:value="3.13" calcext:value-type="float">
            <text:p>3.13</text:p>
          </table:table-cell>
          <table:table-cell table:style-name="ce13" office:value-type="string" calcext:value-type="string">
            <text:p>N/A</text:p>
          </table:table-cell>
          <table:table-cell table:style-name="ce15" office:value-type="float" office:value="677.83" calcext:value-type="float">
            <text:p>$677.83 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<text:a xlink:href="http://www.drawdown.org/solutions/buildings-and-cities/walkable-cities" xlink:type="simple">Walkable Cities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walkable-cities</text:p>
          </table:table-cell>
          <table:table-cell table:style-name="ce6" office:value-type="string" calcext:value-type="string">
            <text:p>http://www.drawdown.org/sites/default/files/tech_references/References%20WALKABLE%20CITIES.pdf</text:p>
          </table:table-cell>
          <table:table-cell table:style-name="ce13" office:value-type="float" office:value="2.92" calcext:value-type="float">
            <text:p>2.92</text:p>
          </table:table-cell>
          <table:table-cell table:style-name="ce13" office:value-type="string" calcext:value-type="string">
            <text:p>N/A</text:p>
          </table:table-cell>
          <table:table-cell table:style-name="ce15" office:value-type="float" office:value="3278.24" calcext:value-type="float">
            <text:p>$3,278.24 </text:p>
          </table:table-cell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<text:a xlink:href="http://www.drawdown.org/solutions/materials/household-recycling" xlink:type="simple">Household Recycling</text:a></text:p>
          </table:table-cell>
          <table:table-cell office:value-type="string" calcext:value-type="string">
            <text:p><text:a xlink:href="http://www.drawdown.org/solutions/materials" xlink:type="simple">Materials</text:a></text:p>
          </table:table-cell>
          <table:table-cell table:style-name="ce6" office:value-type="string" calcext:value-type="string">
            <text:p>http://www.drawdown.org/solutions/materials/household-recycling</text:p>
          </table:table-cell>
          <table:table-cell table:style-name="ce11" office:value-type="string" calcext:value-type="string">
            <text:p>http://www.drawdown.org/sites/default/files/tech_references/References%20HOUSEHOLD%20%26%20INDUSTRIAL%20RECYCLING_0.pdf</text:p>
          </table:table-cell>
          <table:table-cell table:style-name="ce13" office:value-type="float" office:value="2.77" calcext:value-type="float">
            <text:p>2.77</text:p>
          </table:table-cell>
          <table:table-cell table:style-name="ce15" office:value-type="float" office:value="366.92" calcext:value-type="float">
            <text:p>$366.92 </text:p>
          </table:table-cell>
          <table:table-cell table:style-name="ce15" office:value-type="float" office:value="71.13" calcext:value-type="float">
            <text:p>$71.13 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<text:a xlink:href="http://www.drawdown.org/solutions/materials/industrial-recycling" xlink:type="simple">Industrial Recycling</text:a></text:p>
          </table:table-cell>
          <table:table-cell office:value-type="string" calcext:value-type="string">
            <text:p><text:a xlink:href="http://www.drawdown.org/solutions/materials" xlink:type="simple">Materials</text:a></text:p>
          </table:table-cell>
          <table:table-cell table:style-name="ce6" office:value-type="string" calcext:value-type="string">
            <text:p>http://www.drawdown.org/solutions/materials/industrial-recycling</text:p>
          </table:table-cell>
          <table:table-cell table:style-name="ce11" office:value-type="string" calcext:value-type="string">
            <text:p>http://www.drawdown.org/sites/default/files/tech_references/References%20HOUSEHOLD%20%26%20INDUSTRIAL%20RECYCLING.pdf</text:p>
          </table:table-cell>
          <table:table-cell table:style-name="ce13" office:value-type="float" office:value="2.77" calcext:value-type="float">
            <text:p>2.77</text:p>
          </table:table-cell>
          <table:table-cell table:style-name="ce15" office:value-type="float" office:value="366.92" calcext:value-type="float">
            <text:p>$366.92 </text:p>
          </table:table-cell>
          <table:table-cell table:style-name="ce15" office:value-type="float" office:value="71.13" calcext:value-type="float">
            <text:p>$71.13 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<text:a xlink:href="http://www.drawdown.org/solutions/buildings-and-cities/smart-thermostats" xlink:type="simple">Smart Thermostats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smart-thermostats</text:p>
          </table:table-cell>
          <table:table-cell table:style-name="ce11" office:value-type="string" calcext:value-type="string">
            <text:p>http://www.drawdown.org/sites/default/files/tech_references/References%20SMART%20THERMOSTATS.pdf</text:p>
          </table:table-cell>
          <table:table-cell table:style-name="ce13" office:value-type="float" office:value="2.62" calcext:value-type="float">
            <text:p>2.62</text:p>
          </table:table-cell>
          <table:table-cell table:style-name="ce15" office:value-type="float" office:value="74.16" calcext:value-type="float">
            <text:p>$74.16 </text:p>
          </table:table-cell>
          <table:table-cell table:style-name="ce15" office:value-type="float" office:value="640.1" calcext:value-type="float">
            <text:p>$640.10 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<text:a xlink:href="http://www.drawdown.org/solutions/buildings-and-cities/landfill-methane" xlink:type="simple">Landfill Methane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landfill-methane</text:p>
          </table:table-cell>
          <table:table-cell table:style-name="ce11" office:value-type="string" calcext:value-type="string">
            <text:p>http://www.drawdown.org/sites/default/files/tech_references/References%20LANDFILL%20METHANE.pdf</text:p>
          </table:table-cell>
          <table:table-cell table:style-name="ce13" office:value-type="float" office:value="2.5" calcext:value-type="float">
            <text:p>2.5</text:p>
          </table:table-cell>
          <table:table-cell table:style-name="ce15" office:value-type="float" office:value="-1.82" calcext:value-type="float">
            <text:p>($1.82)</text:p>
          </table:table-cell>
          <table:table-cell table:style-name="ce15" office:value-type="float" office:value="67.57" calcext:value-type="float">
            <text:p>$67.57 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<text:a xlink:href="http://www.drawdown.org/solutions/buildings-and-cities/bike-infrastructure" xlink:type="simple">Bike Infrastructure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bike-infrastructure</text:p>
          </table:table-cell>
          <table:table-cell table:style-name="ce11" office:value-type="string" calcext:value-type="string">
            <text:p>http://www.drawdown.org/sites/default/files/tech_references/References%20BIKE%20INFRASTRUCTURE.pdf</text:p>
          </table:table-cell>
          <table:table-cell table:style-name="ce13" office:value-type="float" office:value="2.31" calcext:value-type="float">
            <text:p>2.31</text:p>
          </table:table-cell>
          <table:table-cell table:style-name="ce15" office:value-type="float" office:value="-2026.97" calcext:value-type="float">
            <text:p>($2,026.97)</text:p>
          </table:table-cell>
          <table:table-cell table:style-name="ce15" office:value-type="float" office:value="400.47" calcext:value-type="float">
            <text:p>$400.47 </text:p>
          </table:table-cell>
          <table:table-cell table:number-columns-repeated="1015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<text:a xlink:href="http://www.drawdown.org/solutions/food/composting" xlink:type="simple">Composting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composting</text:p>
          </table:table-cell>
          <table:table-cell table:style-name="ce11" office:value-type="string" calcext:value-type="string">
            <text:p>http://www.drawdown.org/sites/default/files/tech_references/References%20COMPOSTING.pdf</text:p>
          </table:table-cell>
          <table:table-cell table:style-name="ce13" office:value-type="float" office:value="2.28" calcext:value-type="float">
            <text:p>2.28</text:p>
          </table:table-cell>
          <table:table-cell table:style-name="ce15" office:value-type="float" office:value="-63.72" calcext:value-type="float">
            <text:p>($63.72)</text:p>
          </table:table-cell>
          <table:table-cell table:style-name="ce15" office:value-type="float" office:value="-60.82" calcext:value-type="float">
            <text:p>($60.82)</text:p>
          </table:table-cell>
          <table:table-cell table:number-columns-repeated="1015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<text:a xlink:href="http://www.drawdown.org/solutions/buildings-and-cities/smart-glass" xlink:type="simple">Smart Glass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smart-glass</text:p>
          </table:table-cell>
          <table:table-cell table:style-name="ce11" office:value-type="string" calcext:value-type="string">
            <text:p>http://www.drawdown.org/sites/default/files/tech_references/References%20SMART%20GLASS.pdf</text:p>
          </table:table-cell>
          <table:table-cell table:style-name="ce13" office:value-type="float" office:value="2.19" calcext:value-type="float">
            <text:p>2.19</text:p>
          </table:table-cell>
          <table:table-cell table:style-name="ce15" office:value-type="float" office:value="932.3" calcext:value-type="float">
            <text:p>$932.30 </text:p>
          </table:table-cell>
          <table:table-cell table:style-name="ce15" office:value-type="float" office:value="325.1" calcext:value-type="float">
            <text:p>$325.10 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<text:a xlink:href="http://www.drawdown.org/solutions/women-and-girls/women-smallholders" xlink:type="simple">Women Smallholders</text:a></text:p>
          </table:table-cell>
          <table:table-cell office:value-type="string" calcext:value-type="string">
            <text:p>Women and Girls</text:p>
          </table:table-cell>
          <table:table-cell table:style-name="ce6" office:value-type="string" calcext:value-type="string">
            <text:p>http://www.drawdown.org/solutions/women-and-girls/women-smallholders</text:p>
          </table:table-cell>
          <table:table-cell table:style-name="ce6" office:value-type="string" calcext:value-type="string">
            <text:p>http://www.drawdown.org/sites/default/files/tech_references/References%20WOMEN%20SMALLHOLDERS_0.pdf</text:p>
          </table:table-cell>
          <table:table-cell table:style-name="ce13" office:value-type="float" office:value="2.06" calcext:value-type="float">
            <text:p>2.06</text:p>
          </table:table-cell>
          <table:table-cell table:style-name="ce13" office:value-type="string" calcext:value-type="string">
            <text:p>N/A</text:p>
          </table:table-cell>
          <table:table-cell table:style-name="ce15" office:value-type="float" office:value="87.6" calcext:value-type="float">
            <text:p>$87.60 </text:p>
          </table:table-cell>
          <table:table-cell table:number-columns-repeated="1015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<text:a xlink:href="http://www.drawdown.org/solutions/transport/telepresence" xlink:type="simple">Telepresence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telepresence</text:p>
          </table:table-cell>
          <table:table-cell table:style-name="ce11" office:value-type="string" calcext:value-type="string">
            <text:p>http://www.drawdown.org/sites/default/files/tech_references/References%20TELEPRESENCE.pdf</text:p>
          </table:table-cell>
          <table:table-cell table:style-name="ce13" office:value-type="float" office:value="1.99" calcext:value-type="float">
            <text:p>1.99</text:p>
          </table:table-cell>
          <table:table-cell table:style-name="ce15" office:value-type="float" office:value="127.72" calcext:value-type="float">
            <text:p>$127.72 </text:p>
          </table:table-cell>
          <table:table-cell table:style-name="ce15" office:value-type="float" office:value="1310.59" calcext:value-type="float">
            <text:p>$1,310.59 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<text:a xlink:href="http://www.drawdown.org/solutions/electricity-generation/methane-digesters-small" xlink:type="simple">Methane Digesters (Small)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methane-digesters-small</text:p>
          </table:table-cell>
          <table:table-cell table:style-name="ce11" office:value-type="string" calcext:value-type="string">
            <text:p>http://www.drawdown.org/sites/default/files/tech_references/References%20METHANE%20DIGESTERS_0.pdf</text:p>
          </table:table-cell>
          <table:table-cell table:style-name="ce13" office:value-type="float" office:value="1.9" calcext:value-type="float">
            <text:p>1.9</text:p>
          </table:table-cell>
          <table:table-cell table:style-name="ce15" office:value-type="float" office:value="15.5" calcext:value-type="float">
            <text:p>$15.50 </text:p>
          </table:table-cell>
          <table:table-cell table:style-name="ce15" office:value-type="float" office:value="13.9" calcext:value-type="float">
            <text:p>$13.90 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<text:a xlink:href="http://www.drawdown.org/solutions/food/nutrient-management" xlink:type="simple">Nutrient Management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nutrient-management</text:p>
          </table:table-cell>
          <table:table-cell table:style-name="ce6" office:value-type="string" calcext:value-type="string">
            <text:p>http://www.drawdown.org/sites/default/files/tech_references/References%20NUTRIENT%20MANAGEMENT.pdf</text:p>
          </table:table-cell>
          <table:table-cell table:style-name="ce13" office:value-type="float" office:value="1.81" calcext:value-type="float">
            <text:p>1.81</text:p>
          </table:table-cell>
          <table:table-cell table:style-name="ce13" office:value-type="string" calcext:value-type="string">
            <text:p>N/A</text:p>
          </table:table-cell>
          <table:table-cell table:style-name="ce15" office:value-type="float" office:value="102.32" calcext:value-type="float">
            <text:p>$102.32 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<text:a xlink:href="http://www.drawdown.org/solutions/transport/high-speed-rail" xlink:type="simple">High-speed Rail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high-speed-rail</text:p>
          </table:table-cell>
          <table:table-cell table:style-name="ce11" office:value-type="string" calcext:value-type="string">
            <text:p>http://www.drawdown.org/sites/default/files/tech_references/References%20HIGH%20SPEED%20RAIL.pdf</text:p>
          </table:table-cell>
          <table:table-cell table:style-name="ce13" office:value-type="float" office:value="1.52" calcext:value-type="float">
            <text:p>1.52</text:p>
          </table:table-cell>
          <table:table-cell table:style-name="ce15" office:value-type="float" office:value="1038.42" calcext:value-type="float">
            <text:p>$1,038.42 </text:p>
          </table:table-cell>
          <table:table-cell table:style-name="ce15" office:value-type="float" office:value="368.1" calcext:value-type="float">
            <text:p>$368.10 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<text:a xlink:href="http://www.drawdown.org/solutions/food/farmland-irrigation" xlink:type="simple">Farmland Irrigation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farmland-irrigation</text:p>
          </table:table-cell>
          <table:table-cell table:style-name="ce11" office:value-type="string" calcext:value-type="string">
            <text:p>http://www.drawdown.org/sites/default/files/tech_references/References%20FARMLAND%20IRRIGATION_0.pdf</text:p>
          </table:table-cell>
          <table:table-cell table:style-name="ce13" office:value-type="float" office:value="1.33" calcext:value-type="float">
            <text:p>1.33</text:p>
          </table:table-cell>
          <table:table-cell table:style-name="ce15" office:value-type="float" office:value="216.16" calcext:value-type="float">
            <text:p>$216.16 </text:p>
          </table:table-cell>
          <table:table-cell table:style-name="ce15" office:value-type="float" office:value="429.67" calcext:value-type="float">
            <text:p>$429.67 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<text:a xlink:href="http://www.drawdown.org/solutions/electricity-generation/waste-to-energy" xlink:type="simple">Waste-to-Energy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waste-to-energy</text:p>
          </table:table-cell>
          <table:table-cell table:style-name="ce11" office:value-type="string" calcext:value-type="string">
            <text:p>http://www.drawdown.org/sites/default/files/tech_references/References%20WASTE-TO-ENERGY_0.pdf</text:p>
          </table:table-cell>
          <table:table-cell table:style-name="ce13" office:value-type="float" office:value="1.1" calcext:value-type="float">
            <text:p>1.1</text:p>
          </table:table-cell>
          <table:table-cell table:style-name="ce15" office:value-type="float" office:value="36" calcext:value-type="float">
            <text:p>$36.00 </text:p>
          </table:table-cell>
          <table:table-cell table:style-name="ce15" office:value-type="float" office:value="19.82" calcext:value-type="float">
            <text:p>$19.82 </text:p>
          </table:table-cell>
          <table:table-cell table:number-columns-repeated="1015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<text:a xlink:href="http://www.drawdown.org/solutions/transport/electric-bikes" xlink:type="simple">Electric Bikes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electric-bikes</text:p>
          </table:table-cell>
          <table:table-cell table:style-name="ce11" office:value-type="string" calcext:value-type="string">
            <text:p>http://www.drawdown.org/sites/default/files/tech_references/References%20ELECTRIC%20BIKES.pdf</text:p>
          </table:table-cell>
          <table:table-cell table:style-name="ce13" office:value-type="float" office:value="0.96" calcext:value-type="float">
            <text:p>0.96</text:p>
          </table:table-cell>
          <table:table-cell table:style-name="ce15" office:value-type="float" office:value="106.75" calcext:value-type="float">
            <text:p>$106.75 </text:p>
          </table:table-cell>
          <table:table-cell table:style-name="ce15" office:value-type="float" office:value="226.07" calcext:value-type="float">
            <text:p>$226.07 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<text:a xlink:href="http://www.drawdown.org/solutions/materials/recycled-paper" xlink:type="simple">Recycled Paper</text:a></text:p>
          </table:table-cell>
          <table:table-cell office:value-type="string" calcext:value-type="string">
            <text:p><text:a xlink:href="http://www.drawdown.org/solutions/materials" xlink:type="simple">Materials</text:a></text:p>
          </table:table-cell>
          <table:table-cell table:style-name="ce6" office:value-type="string" calcext:value-type="string">
            <text:p>http://www.drawdown.org/solutions/materials/recycled-paper</text:p>
          </table:table-cell>
          <table:table-cell table:style-name="ce11" office:value-type="string" calcext:value-type="string">
            <text:p>http://www.drawdown.org/sites/default/files/tech_references/References%20RECYCLED%20PAPER.pdf</text:p>
          </table:table-cell>
          <table:table-cell table:style-name="ce13" office:value-type="float" office:value="0.9" calcext:value-type="float">
            <text:p>0.9</text:p>
          </table:table-cell>
          <table:table-cell table:style-name="ce15" office:value-type="float" office:value="573.48" calcext:value-type="float">
            <text:p>$573.48 </text:p>
          </table:table-cell>
          <table:table-cell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<text:a xlink:href="http://www.drawdown.org/solutions/buildings-and-cities/water-distribution" xlink:type="simple">Water Distribution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water-distribution</text:p>
          </table:table-cell>
          <table:table-cell table:style-name="ce11" office:value-type="string" calcext:value-type="string">
            <text:p>http://www.drawdown.org/sites/default/files/tech_references/References%20WATER%20DISTRIBUTION.pdf</text:p>
          </table:table-cell>
          <table:table-cell table:style-name="ce13" office:value-type="float" office:value="0.87" calcext:value-type="float">
            <text:p>0.87</text:p>
          </table:table-cell>
          <table:table-cell table:style-name="ce15" office:value-type="float" office:value="137.37" calcext:value-type="float">
            <text:p>$137.37 </text:p>
          </table:table-cell>
          <table:table-cell table:style-name="ce15" office:value-type="float" office:value="903.11" calcext:value-type="float">
            <text:p>$903.11 </text:p>
          </table:table-cell>
          <table:table-cell table:number-columns-repeated="1015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<text:a xlink:href="http://www.drawdown.org/solutions/food/biochar" xlink:type="simple">Biochar</text:a></text:p>
          </table:table-cell>
          <table:table-cell office:value-type="string" calcext:value-type="string">
            <text:p><text:a xlink:href="http://www.drawdown.org/solutions/food" xlink:type="simple">Food</text:a></text:p>
          </table:table-cell>
          <table:table-cell table:style-name="ce6" office:value-type="string" calcext:value-type="string">
            <text:p>http://www.drawdown.org/solutions/food/biochar</text:p>
          </table:table-cell>
          <table:table-cell table:style-name="ce6" office:value-type="string" calcext:value-type="string">
            <text:p>http://www.drawdown.org/sites/default/files/tech_references/References%20BIOCHAR.pdf</text:p>
          </table:table-cell>
          <table:table-cell table:style-name="ce13" office:value-type="float" office:value="0.81" calcext:value-type="float">
            <text:p>0.81</text:p>
          </table:table-cell>
          <table:table-cell table:number-columns-repeated="2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<text:a xlink:href="http://www.drawdown.org/solutions/buildings-and-cities/green-roofs" xlink:type="simple">Green Roofs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green-roofs</text:p>
          </table:table-cell>
          <table:table-cell table:style-name="ce11" office:value-type="string" calcext:value-type="string">
            <text:p>http://www.drawdown.org/sites/default/files/tech_references/References%20GREEN%20ROOFS.pdf</text:p>
          </table:table-cell>
          <table:table-cell table:style-name="ce13" office:value-type="float" office:value="0.77" calcext:value-type="float">
            <text:p>0.77</text:p>
          </table:table-cell>
          <table:table-cell table:style-name="ce15" office:value-type="float" office:value="1393.29" calcext:value-type="float">
            <text:p>$1,393.29 </text:p>
          </table:table-cell>
          <table:table-cell table:style-name="ce15" office:value-type="float" office:value="988.46" calcext:value-type="float">
            <text:p>$988.46 </text:p>
          </table:table-cell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<text:a xlink:href="http://www.drawdown.org/solutions/transport/trains" xlink:type="simple">Trains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trains</text:p>
          </table:table-cell>
          <table:table-cell table:style-name="ce11" office:value-type="string" calcext:value-type="string">
            <text:p>http://www.drawdown.org/sites/default/files/tech_references/References%20TRAIN%20FUEL%20EFFICIENCY.pdf</text:p>
          </table:table-cell>
          <table:table-cell table:style-name="ce13" office:value-type="float" office:value="0.52" calcext:value-type="float">
            <text:p>0.52</text:p>
          </table:table-cell>
          <table:table-cell table:style-name="ce15" office:value-type="float" office:value="808.64" calcext:value-type="float">
            <text:p>$808.64 </text:p>
          </table:table-cell>
          <table:table-cell table:style-name="ce15" office:value-type="float" office:value="313.86" calcext:value-type="float">
            <text:p>$313.86 </text:p>
          </table:table-cell>
          <table:table-cell table:number-columns-repeated="1015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<text:a xlink:href="http://www.drawdown.org/solutions/transport/ridesharing" xlink:type="simple">Ridesharing</text:a></text:p>
          </table:table-cell>
          <table:table-cell office:value-type="string" calcext:value-type="string">
            <text:p><text:a xlink:href="http://www.drawdown.org/solutions/transport" xlink:type="simple">Transport</text:a></text:p>
          </table:table-cell>
          <table:table-cell table:style-name="ce6" office:value-type="string" calcext:value-type="string">
            <text:p>http://www.drawdown.org/solutions/transport/ridesharing</text:p>
          </table:table-cell>
          <table:table-cell table:style-name="ce6" office:value-type="string" calcext:value-type="string">
            <text:p>http://www.drawdown.org/sites/default/files/tech_references/References%20RIDESHARING.pdf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string" calcext:value-type="string">
            <text:p>N/A</text:p>
          </table:table-cell>
          <table:table-cell table:style-name="ce15" office:value-type="float" office:value="185.56" calcext:value-type="float">
            <text:p>$185.56 </text:p>
          </table:table-cell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<text:a xlink:href="http://www.drawdown.org/solutions/electricity-generation/micro-wind" xlink:type="simple">Micro Wind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micro-wind</text:p>
          </table:table-cell>
          <table:table-cell table:style-name="ce11" office:value-type="string" calcext:value-type="string">
            <text:p>http://www.drawdown.org/sites/default/files/tech_references/References%20MICRO%20WIND.pdf</text:p>
          </table:table-cell>
          <table:table-cell table:style-name="ce13" office:value-type="float" office:value="0.2" calcext:value-type="float">
            <text:p>0.2</text:p>
          </table:table-cell>
          <table:table-cell table:style-name="ce15" office:value-type="float" office:value="36.12" calcext:value-type="float">
            <text:p>$36.12 </text:p>
          </table:table-cell>
          <table:table-cell table:style-name="ce15" office:value-type="float" office:value="19.9" calcext:value-type="float">
            <text:p>$19.90 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<text:a xlink:href="http://www.drawdown.org/solutions/electricity-generation/energy-storage-distributed" xlink:type="simple">Energy Storage (Distributed)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energy-storage-distributed</text:p>
          </table:table-cell>
          <table:table-cell table:style-name="ce6" office:value-type="string" calcext:value-type="string">
            <text:p>http://www.drawdown.org/sites/default/files/tech_references/References%20ENERGY%20STORAGE%20%28DISTRIBUTED%29%20.pdf</text:p>
          </table:table-cell>
          <table:table-cell table:number-columns-repeated="3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<text:a xlink:href="http://www.drawdown.org/solutions/electricity-generation/energy-storage-utilities" xlink:type="simple">Energy Storage (Utilities)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energy-storage-utilities</text:p>
          </table:table-cell>
          <table:table-cell table:style-name="ce6" office:value-type="string" calcext:value-type="string">
            <text:p>http://www.drawdown.org/sites/default/files/tech_references/References%20ENERGY%20STORAGE%20%28UTILITIES%29.pdf</text:p>
          </table:table-cell>
          <table:table-cell table:number-columns-repeated="3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<text:a xlink:href="http://www.drawdown.org/solutions/electricity-generation/grid-flexibility" xlink:type="simple">Grid Flexibility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grid-flexibility</text:p>
          </table:table-cell>
          <table:table-cell table:style-name="ce6" office:value-type="string" calcext:value-type="string">
            <text:p>http://www.drawdown.org/sites/default/files/tech_references/References%20GRID%20FLEXIBILITY.pdf</text:p>
          </table:table-cell>
          <table:table-cell table:number-columns-repeated="3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<text:a xlink:href="http://www.drawdown.org/solutions/electricity-generation/microgrids" xlink:type="simple">Microgrids</text:a></text:p>
          </table:table-cell>
          <table:table-cell office:value-type="string" calcext:value-type="string">
            <text:p><text:a xlink:href="http://www.drawdown.org/solutions/electricity-generation" xlink:type="simple">Electricity Generation</text:a></text:p>
          </table:table-cell>
          <table:table-cell table:style-name="ce6" office:value-type="string" calcext:value-type="string">
            <text:p>http://www.drawdown.org/solutions/electricity-generation/microgrids</text:p>
          </table:table-cell>
          <table:table-cell table:style-name="ce6" office:value-type="string" calcext:value-type="string">
            <text:p>http://www.drawdown.org/sites/default/files/tech_references/References%20MICROGRIDS.pdf</text:p>
          </table:table-cell>
          <table:table-cell table:number-columns-repeated="3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<text:a xlink:href="http://www.drawdown.org/solutions/buildings-and-cities/net-zero-buildings" xlink:type="simple">Net Zero Buildings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net-zero-buildings</text:p>
          </table:table-cell>
          <table:table-cell table:style-name="ce6" office:value-type="string" calcext:value-type="string">
            <text:p>http://www.drawdown.org/sites/default/files/tech_references/References%20NET%20ZERO%20BUILDINGS.pdf</text:p>
          </table:table-cell>
          <table:table-cell table:number-columns-repeated="3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<text:a xlink:href="http://www.drawdown.org/solutions/buildings-and-cities/retrofitting" xlink:type="simple">Retrofitting</text:a></text:p>
          </table:table-cell>
          <table:table-cell office:value-type="string" calcext:value-type="string">
            <text:p><text:a xlink:href="http://www.drawdown.org/solutions/buildings-and-cities" xlink:type="simple">Buildings and Cities</text:a></text:p>
          </table:table-cell>
          <table:table-cell table:style-name="ce6" office:value-type="string" calcext:value-type="string">
            <text:p>http://www.drawdown.org/solutions/buildings-and-cities/retrofitting</text:p>
          </table:table-cell>
          <table:table-cell table:style-name="ce6" office:value-type="string" calcext:value-type="string">
            <text:p>http://www.drawdown.org/sites/default/files/tech_references/References%20RETROFITTING.pdf</text:p>
          </table:table-cell>
          <table:table-cell table:number-columns-repeated="3" table:style-name="ce13"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style-name="ce2" office:value-type="string" calcext:value-type="string">
            <text:p>Coming Attraction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5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Hyperloop</text:p>
          </table:table-cell>
          <table:table-cell/>
          <table:table-cell table:style-name="ce8" office:value-type="string" calcext:value-type="string">
            <text:p>http://www.drawdown.org/solutions/coming-attractions/hyperloop</text:p>
          </table:table-cell>
          <table:table-cell table:number-columns-repeated="1019"/>
        </table:table-row>
        <table:table-row table:style-name="ro5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Smart Highways</text:p>
          </table:table-cell>
          <table:table-cell/>
          <table:table-cell table:style-name="ce8" office:value-type="string" calcext:value-type="string">
            <text:p>http://www.drawdown.org/solutions/coming-attractions/smart-highways</text:p>
          </table:table-cell>
          <table:table-cell table:number-columns-repeated="1019"/>
        </table:table-row>
        <table:table-row table:style-name="ro5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Artificial Leaf</text:p>
          </table:table-cell>
          <table:table-cell/>
          <table:table-cell table:style-name="ce8" office:value-type="string" calcext:value-type="string">
            <text:p>http://www.drawdown.org/solutions/coming-attractions/artificial-leaf</text:p>
          </table:table-cell>
          <table:table-cell table:number-columns-repeated="1019"/>
        </table:table-row>
        <table:table-row table:style-name="ro5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Industrial Hemp</text:p>
          </table:table-cell>
          <table:table-cell/>
          <table:table-cell table:style-name="ce8" office:value-type="string" calcext:value-type="string">
            <text:p>http://www.drawdown.org/solutions/coming-attractions/industrial-hemp</text:p>
          </table:table-cell>
          <table:table-cell table:number-columns-repeated="1019"/>
        </table:table-row>
        <table:table-row table:style-name="ro5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Intensive Silvopasture</text:p>
          </table:table-cell>
          <table:table-cell/>
          <table:table-cell table:style-name="ce8" office:value-type="string" calcext:value-type="string">
            <text:p>http://www.drawdown.org/solutions/coming-attractions/intensive-silvopasture</text:p>
          </table:table-cell>
          <table:table-cell table:number-columns-repeated="1019"/>
        </table:table-row>
        <table:table-row table:style-name="ro5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A Cow Walks Onto A Beach</text:p>
          </table:table-cell>
          <table:table-cell/>
          <table:table-cell table:style-name="ce8" office:value-type="string" calcext:value-type="string">
            <text:p>http://www.drawdown.org/solutions/coming-attractions/cow-walks-beach</text:p>
          </table:table-cell>
          <table:table-cell table:number-columns-repeated="1019"/>
        </table:table-row>
        <table:table-row table:style-name="ro5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populating the Mammoth Steppe</text:p>
          </table:table-cell>
          <table:table-cell/>
          <table:table-cell table:style-name="ce8" office:value-type="string" calcext:value-type="string">
            <text:p>http://www.drawdown.org/solutions/coming-attractions/repopulating-mammoth-steppe</text:p>
          </table:table-cell>
          <table:table-cell table:number-columns-repeated="1019"/>
        </table:table-row>
        <table:table-row table:style-name="ro5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Pasture Cropping</text:p>
          </table:table-cell>
          <table:table-cell/>
          <table:table-cell table:style-name="ce8" office:value-type="string" calcext:value-type="string">
            <text:p>http://www.drawdown.org/solutions/coming-attractions/pasture-cropping</text:p>
          </table:table-cell>
          <table:table-cell table:number-columns-repeated="1019"/>
        </table:table-row>
        <table:table-row table:style-name="ro5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Enhanced Wathering of Minerals</text:p>
          </table:table-cell>
          <table:table-cell/>
          <table:table-cell table:style-name="ce8" office:value-type="string" calcext:value-type="string">
            <text:p>http://www.drawdown.org/solutions/coming-attractions/enhanced-weathering-minerals</text:p>
          </table:table-cell>
          <table:table-cell table:number-columns-repeated="1019"/>
        </table:table-row>
        <table:table-row table:style-name="ro5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Marine Permaculture</text:p>
          </table:table-cell>
          <table:table-cell/>
          <table:table-cell table:style-name="ce8" office:value-type="string" calcext:value-type="string">
            <text:p>http://www.drawdown.org/solutions/coming-attractions/marine-permaculture</text:p>
          </table:table-cell>
          <table:table-cell table:number-columns-repeated="1019"/>
        </table:table-row>
        <table:table-row table:style-name="ro5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Autonomous Vehicles</text:p>
          </table:table-cell>
          <table:table-cell/>
          <table:table-cell table:style-name="ce9" office:value-type="string" calcext:value-type="string">
            <text:p><text:a xlink:href="http://www.drawdown.org/solutions/coming-attractions/autonomous-vehicles" xlink:type="simple">http://www.drawdown.org/solutions/coming-attractions/autonomous-vehicles</text:a></text:p>
          </table:table-cell>
          <table:table-cell table:number-columns-repeated="1019"/>
        </table:table-row>
        <table:table-row table:style-name="ro5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Solid State Wave Energy</text:p>
          </table:table-cell>
          <table:table-cell/>
          <table:table-cell table:style-name="ce8" office:value-type="string" calcext:value-type="string">
            <text:p>http://www.drawdown.org/solutions/coming-attractions/solid-state-wave-energy</text:p>
          </table:table-cell>
          <table:table-cell table:number-columns-repeated="1019"/>
        </table:table-row>
        <table:table-row table:style-name="ro5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Living Buildings</text:p>
          </table:table-cell>
          <table:table-cell/>
          <table:table-cell table:style-name="ce7" office:value-type="string" calcext:value-type="string">
            <text:p>http://www.drawdown.org/solutions/coming-attractions/living-buildings</text:p>
          </table:table-cell>
          <table:table-cell table:number-columns-repeated="1019"/>
        </table:table-row>
        <table:table-row table:style-name="ro5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Direct Air Caputre</text:p>
          </table:table-cell>
          <table:table-cell/>
          <table:table-cell table:style-name="ce7" office:value-type="string" calcext:value-type="string">
            <text:p>http://www.drawdown.org/solutions/coming-attractions/direct-air-capture</text:p>
          </table:table-cell>
          <table:table-cell table:number-columns-repeated="1019"/>
        </table:table-row>
        <table:table-row table:style-name="ro5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Hydrogen Boron Fusion</text:p>
          </table:table-cell>
          <table:table-cell/>
          <table:table-cell table:style-name="ce7" office:value-type="string" calcext:value-type="string">
            <text:p>http://www.drawdown.org/solutions/coming-attractions/hydrogen-boron-fusion</text:p>
          </table:table-cell>
          <table:table-cell table:number-columns-repeated="1019"/>
        </table:table-row>
        <table:table-row table:style-name="ro5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icrobial Farming</text:p>
          </table:table-cell>
          <table:table-cell/>
          <table:table-cell table:style-name="ce7" office:value-type="string" calcext:value-type="string">
            <text:p>http://www.drawdown.org/solutions/coming-attractions/microbial-farming</text:p>
          </table:table-cell>
          <table:table-cell table:number-columns-repeated="1019"/>
        </table:table-row>
        <table:table-row table:style-name="ro5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Ocean Farming</text:p>
          </table:table-cell>
          <table:table-cell/>
          <table:table-cell table:style-name="ce7" office:value-type="string" calcext:value-type="string">
            <text:p>http://www.drawdown.org/solutions/coming-attractions/ocean-farming</text:p>
          </table:table-cell>
          <table:table-cell table:number-columns-repeated="1019"/>
        </table:table-row>
        <table:table-row table:style-name="ro5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Smart Grids</text:p>
          </table:table-cell>
          <table:table-cell/>
          <table:table-cell table:style-name="ce7" office:value-type="string" calcext:value-type="string">
            <text:p>http://www.drawdown.org/solutions/coming-attractions/smart-grids</text:p>
          </table:table-cell>
          <table:table-cell table:number-columns-repeated="1019"/>
        </table:table-row>
        <table:table-row table:style-name="ro5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Building with Wood</text:p>
          </table:table-cell>
          <table:table-cell/>
          <table:table-cell table:style-name="ce7" office:value-type="string" calcext:value-type="string">
            <text:p>http://www.drawdown.org/solutions/coming-attractions/building-wood</text:p>
          </table:table-cell>
          <table:table-cell table:number-columns-repeated="1019"/>
        </table:table-row>
        <table:table-row table:style-name="ro4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(Body)" svg:font-family="'Calibri (Body)'"/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geTitle</dc:title>
    <meta:initial-creator>Ashley Hammerbacher</meta:initial-creator>
    <meta:keyword>Keywords</meta:keyword>
    <dc:creator>Ashley Hammerbacher</dc:creator>
    <meta:creation-date>2017-12-11T04:38:47</meta:creation-date>
    <dc:date>2017-12-11T16:34:46</dc:date>
    <meta:generator>LibreOffice/5.1.1.3$MacOSX_X86_64 LibreOffice_project/89f508ef3ecebd2cfb8e1def0f0ba9a803b88a6d</meta:generator>
    <meta:document-statistic meta:table-count="1" meta:cell-count="8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